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torTransformer.characters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torTransformer.storeBean( Map objectModel , String name , String scope , Object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storTransformer.marshal( Map objectModel , String name , String scope , String mapping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sto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storTransformer.loadMapping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storTransformer.setup( SourceResolver resolver , Map objectModel , String src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storTransformer.process( String command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astorTransformer.endElement( String uri , String 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storTransformer.findBean( Map objectModel , String name , String sco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astorTransform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Transformer.start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